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0be" officeooo:paragraph-rsid="000d70be"/>
    </style:style>
    <style:style style:name="P2" style:family="paragraph" style:parent-style-name="Standard">
      <style:text-properties officeooo:rsid="000d70be" officeooo:paragraph-rsid="0010f6ca"/>
    </style:style>
    <style:style style:name="P3" style:family="paragraph" style:parent-style-name="Standard">
      <style:text-properties officeooo:paragraph-rsid="000d70be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d70be" officeooo:paragraph-rsid="0010f6ca" fo:background-color="#1e1e1e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d70be" officeooo:paragraph-rsid="000d70b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0d70b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f6ca" officeooo:paragraph-rsid="0010f6c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0f6ca" officeooo:paragraph-rsid="0017b5c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0f6ca" officeooo:paragraph-rsid="0019260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0f6ca" officeooo:paragraph-rsid="001a4489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75a1e" officeooo:paragraph-rsid="00175a1e" style:font-weight-asian="bold" style:font-weight-complex="bold"/>
    </style:style>
    <style:style style:name="P13" style:family="paragraph" style:parent-style-name="Standard">
      <style:text-properties officeooo:rsid="0010f6ca" officeooo:paragraph-rsid="0010f6ca"/>
    </style:style>
    <style:style style:name="P14" style:family="paragraph" style:parent-style-name="Standard">
      <style:text-properties officeooo:rsid="0010f6ca" officeooo:paragraph-rsid="00121fd2"/>
    </style:style>
    <style:style style:name="P15" style:family="paragraph" style:parent-style-name="Standard">
      <style:text-properties officeooo:rsid="0010f6ca" officeooo:paragraph-rsid="00175a1e"/>
    </style:style>
    <style:style style:name="P16" style:family="paragraph" style:parent-style-name="Standard">
      <style:text-properties officeooo:rsid="0010f6ca" officeooo:paragraph-rsid="0017b5c6"/>
    </style:style>
    <style:style style:name="P17" style:family="paragraph" style:parent-style-name="Standard">
      <style:text-properties officeooo:rsid="0010f6ca" officeooo:paragraph-rsid="00192607"/>
    </style:style>
    <style:style style:name="P18" style:family="paragraph" style:parent-style-name="Standard">
      <style:text-properties officeooo:rsid="0010f6ca" officeooo:paragraph-rsid="001a4489"/>
    </style:style>
    <style:style style:name="P19" style:family="paragraph" style:parent-style-name="Standard">
      <style:text-properties officeooo:paragraph-rsid="0010f6ca"/>
    </style:style>
    <style:style style:name="P20" style:family="paragraph" style:parent-style-name="Standard">
      <style:text-properties officeooo:paragraph-rsid="00121fd2"/>
    </style:style>
    <style:style style:name="P21" style:family="paragraph" style:parent-style-name="Standard">
      <style:text-properties officeooo:rsid="00121fd2" officeooo:paragraph-rsid="00121fd2"/>
    </style:style>
    <style:style style:name="P22" style:family="paragraph" style:parent-style-name="Standard">
      <style:text-properties officeooo:rsid="00175a1e" officeooo:paragraph-rsid="00121fd2"/>
    </style:style>
    <style:style style:name="P23" style:family="paragraph" style:parent-style-name="Standard">
      <style:text-properties officeooo:rsid="00175a1e" officeooo:paragraph-rsid="00175a1e"/>
    </style:style>
    <style:style style:name="P24" style:family="paragraph" style:parent-style-name="Standard">
      <style:text-properties officeooo:rsid="00175a1e" officeooo:paragraph-rsid="0017b5c6"/>
    </style:style>
    <style:style style:name="P25" style:family="paragraph" style:parent-style-name="Standard">
      <style:text-properties officeooo:rsid="00175a1e" officeooo:paragraph-rsid="00192607"/>
    </style:style>
    <style:style style:name="P26" style:family="paragraph" style:parent-style-name="Standard">
      <style:text-properties officeooo:rsid="00175a1e" officeooo:paragraph-rsid="001a4489"/>
    </style:style>
    <style:style style:name="P27" style:family="paragraph" style:parent-style-name="Standard">
      <style:text-properties officeooo:paragraph-rsid="00175a1e"/>
    </style:style>
    <style:style style:name="P28" style:family="paragraph" style:parent-style-name="Standard">
      <style:text-properties officeooo:paragraph-rsid="0017b5c6"/>
    </style:style>
    <style:style style:name="P29" style:family="paragraph" style:parent-style-name="Standard">
      <style:text-properties officeooo:paragraph-rsid="00192607"/>
    </style:style>
    <style:style style:name="P30" style:family="paragraph" style:parent-style-name="Standard">
      <style:text-properties officeooo:paragraph-rsid="001a4489"/>
    </style:style>
    <style:style style:name="T1" style:family="text">
      <style:text-properties officeooo:rsid="000d70be"/>
    </style:style>
    <style:style style:name="T2" style:family="text">
      <style:text-properties fo:color="#ce9178"/>
    </style:style>
    <style:style style:name="T3" style:family="text">
      <style:text-properties fo:color="#ce9178" style:font-name="Droid Sans Mono" fo:font-size="10.5pt" fo:font-weight="normal" officeooo:rsid="00121fd2" fo:background-color="#1e1e1e" loext:char-shading-value="0"/>
    </style:style>
    <style:style style:name="T4" style:family="text">
      <style:text-properties officeooo:rsid="000e4188"/>
    </style:style>
    <style:style style:name="T5" style:family="text">
      <style:text-properties officeooo:rsid="000f1d5d"/>
    </style:style>
    <style:style style:name="T6" style:family="text">
      <style:text-properties officeooo:rsid="0010bd7f"/>
    </style:style>
    <style:style style:name="T7" style:family="text">
      <style:text-properties officeooo:rsid="0010f6ca"/>
    </style:style>
    <style:style style:name="T8" style:family="text">
      <style:text-properties officeooo:rsid="00121fd2"/>
    </style:style>
    <style:style style:name="T9" style:family="text">
      <style:text-properties officeooo:rsid="0014b3aa"/>
    </style:style>
    <style:style style:name="T10" style:family="text">
      <style:text-properties officeooo:rsid="0015f6f8"/>
    </style:style>
    <style:style style:name="T11" style:family="text">
      <style:text-properties officeooo:rsid="0017307b"/>
    </style:style>
    <style:style style:name="T12" style:family="text">
      <style:text-properties officeooo:rsid="00175a1e"/>
    </style:style>
    <style:style style:name="T13" style:family="text">
      <style:text-properties officeooo:rsid="0017b5c6"/>
    </style:style>
    <style:style style:name="T14" style:family="text">
      <style:text-properties fo:color="#808080"/>
    </style:style>
    <style:style style:name="T15" style:family="text">
      <style:text-properties fo:color="#569cd6"/>
    </style:style>
    <style:style style:name="T16" style:family="text">
      <style:text-properties fo:color="#9cdcfe"/>
    </style:style>
    <style:style style:name="T17" style:family="text">
      <style:text-properties officeooo:rsid="0018c6bd"/>
    </style:style>
    <style:style style:name="T18" style:family="text">
      <style:text-properties officeooo:rsid="00192607"/>
    </style:style>
    <style:style style:name="T19" style:family="text">
      <style:text-properties officeooo:rsid="001a44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Mejoras al SEO:</text:span></text:p>
      <text:p text:style-name="P29"><text:span text:style-name="T7">En un principio habia colocado las mismas keywords en todas las paginas, ahora las cambie y agregue las que estan relacionadas con el contenido de la pagina:</text:span></text:p>
      <text:p text:style-name="P3"/>
      <text:p text:style-name="P6">P<text:span text:style-name="T7">á</text:span>gina index:</text:p>
      <text:p text:style-name="P3"><text:span text:style-name="T1">-Ya tenia incorporadas keywords </text:span><text:span text:style-name="T5">(danza, baile, clases, ritmos…), </text:span><text:span text:style-name="T8">y </text:span><text:span text:style-name="T1">agregue </text:span><text:span text:style-name="T8">más</text:span><text:span text:style-name="T5">:</text:span><text:span text:style-name="T1"> profesorado, jazz, urbano, tap, reggaeton, coreografía, heels, </text:span><text:span text:style-name="T4">arte</text:span><text:span text:style-name="T1">.</text:span></text:p>
      <text:p text:style-name="P3">- <text:span text:style-name="T5">Modifique el title: “Time Step | Instituto de danza”</text:span></text:p>
      <text:p text:style-name="P3">- <text:span text:style-name="T5">Agregu</text:span><text:span text:style-name="T8">é</text:span><text:span text:style-name="T5"> description: “Clases de baile para todas las edades y niveles. Profesorado de </text:span><text:span text:style-name="T6">D</text:span><text:span text:style-name="T5">anzas </text:span><text:span text:style-name="T6">U</text:span><text:span text:style-name="T5">rbanas, </text:span><text:span text:style-name="T6">J</text:span><text:span text:style-name="T5">azz y </text:span><text:span text:style-name="T6">Ta</text:span><text:span text:style-name="T5">p.”</text:span></text:p>
      <text:p text:style-name="P21">- Agregue h1 al titulo del banner, ya que anteriormente tenia la etiqueta h<text:span text:style-name="T9">2.</text:span></text:p>
      <text:p text:style-name="P20">-<text:span text:style-name="T8">Agregue etiqueta h2 a los titulos de las secciones Clases, Staff y Horarios que anteriormente tenian la etiqueta h4.</text:span></text:p>
      <text:p text:style-name="P20">- <text:span text:style-name="T10">Agregue etiquetas strong.</text:span></text:p>
      <text:p text:style-name="P20">- <text:span text:style-name="T11">Comence a agregar texto real.</text:span></text:p>
      <text:p text:style-name="P14"/>
      <text:p text:style-name="P8">Página Instituto:</text:p>
      <text:p text:style-name="P19"><text:span text:style-name="T7">- </text:span><text:span text:style-name="T9">Agregue estas keywords: </text:span><text:span text:style-name="T7">instituto, historia, conocenos, danza, profesorado, arte.</text:span></text:p>
      <text:p text:style-name="P13">-<text:span text:style-name="T8">Modifiqué el title: “Time Step | Conocenos”</text:span></text:p>
      <text:p text:style-name="P20"><text:span text:style-name="T7">- </text:span><text:span text:style-name="T8">Agregué description: “El Instituto de Danzas Time Step, comenzó como un sueño individual de su directora Florencia Penas para convertirse en un sueño colectivo, en una gran familia...Conoce nuestra historia.”</text:span></text:p>
      <text:p text:style-name="P20"><text:span text:style-name="T8">-Agregue h1 al titulo del banner, ya que anteriormente tenia la etiqueta h2.</text:span></text:p>
      <text:p text:style-name="P20"/>
      <text:p text:style-name="P12">Página Staff:</text:p>
      <text:p text:style-name="P27"><text:span text:style-name="T7">- </text:span><text:span text:style-name="T9">Agregue estas keywords: </text:span><text:span text:style-name="T12">profesores, bailarines, bailarina, bailarin, clases, enseñanza, staff</text:span><text:span text:style-name="T7">.</text:span></text:p>
      <text:p text:style-name="P15">-<text:span text:style-name="T8">Modifiqué el title: “Time Step | </text:span><text:span text:style-name="T12">Nuestro Staff</text:span><text:span text:style-name="T8">”</text:span></text:p>
      <text:p text:style-name="P27"><text:span text:style-name="T7">- </text:span><text:span text:style-name="T8">Agregué description: “</text:span><text:span text:style-name="T12">Contamos con un staff de bailarines profesionales y amantes de la enseñanza esperandote con la mejor onda.”</text:span></text:p>
      <text:p text:style-name="P23"><text:span text:style-name="T8">-Agregue h1 al titulo del banner, ya que anteriormente tenia la etiqueta h2.</text:span></text:p>
      <text:p text:style-name="P23"/>
      <text:p text:style-name="P9">Página <text:span text:style-name="T13">Clases</text:span>:</text:p>
      <text:p text:style-name="P28"><text:span text:style-name="T7">- </text:span><text:span text:style-name="T9">Agregue estas keywords: </text:span><text:span text:style-name="T17">clases, baile, profesorado, jazz, urbano, tap, reggaeton, coregrafía, heels, contemporáneo.</text:span></text:p>
      <text:p text:style-name="P16">-<text:span text:style-name="T8">Modifiqué el title: “Time Step | </text:span><text:span text:style-name="T17">Nuestras c</text:span><text:span text:style-name="T13">lases</text:span><text:span text:style-name="T8">”</text:span></text:p>
      <text:p text:style-name="P28"><text:span text:style-name="T7">- </text:span><text:span text:style-name="T8">Agregué description: “</text:span><text:span text:style-name="T17">Podrás encontrar una gran variedad de <text:s/>ritmos y clases de baile, para todas las edades y niveles. Profesorador de Danzas Urbanas, jazz y Tap.”</text:span></text:p>
      <text:p text:style-name="P24"><text:span text:style-name="T8">-Agregue h1 al titulo del banner, ya que anteriormente tenia la etiqueta h2.</text:span></text:p>
      <text:p text:style-name="P24"/>
      <text:p text:style-name="P10">Página <text:span text:style-name="T18">Horario</text:span>:</text:p>
      <text:p text:style-name="P29"><text:span text:style-name="T7">- </text:span><text:span text:style-name="T9">Agregue estas keywords: </text:span><text:span text:style-name="T18">horario, clases, grilla, baile, danza, jazz, urbano, tap, reggaeton.</text:span></text:p>
      <text:p text:style-name="P17">-<text:span text:style-name="T8">Modifiqué el title: “Time Step | </text:span><text:span text:style-name="T18">Horario</text:span><text:span text:style-name="T8">”</text:span></text:p>
      <text:p text:style-name="P29"><text:span text:style-name="T7">- </text:span><text:span text:style-name="T8">Agregué description: “</text:span><text:span text:style-name="T18">Contamos con una amplia oferta de clases y horarios para que puedas elegir de lunes a sábados.</text:span><text:span text:style-name="T17">”</text:span></text:p>
      <text:p text:style-name="P25"><text:span text:style-name="T8">-Agregue h1 al titulo del banner, ya que anteriormente tenia la etiqueta h2.</text:span></text:p>
      <text:p text:style-name="P22"/>
      <text:p text:style-name="P11">Página <text:span text:style-name="T18">Horario</text:span>:</text:p>
      <text:p text:style-name="P30"><text:span text:style-name="T7">- </text:span><text:span text:style-name="T9">Agregue estas keywords: </text:span><text:span text:style-name="T19">contacto, escribinos, ubicación, redes sociales, direccion, email, teléfono</text:span><text:span text:style-name="T18">.</text:span></text:p>
      <text:p text:style-name="P18">-<text:span text:style-name="T8">Modifiqué el title: “Time Step | </text:span><text:span text:style-name="T19">Contactanos</text:span><text:span text:style-name="T8">”</text:span></text:p>
      <text:p text:style-name="P30"><text:span text:style-name="T7">- </text:span><text:span text:style-name="T8">Agregué description: “</text:span><text:span text:style-name="T19">Time Step se encuetra en Av. Nazca N°1463 -CABA-Argentina. Ponete en contacto con nosotros. Seguinos en nuestras redes sociales</text:span><text:span text:style-name="T17">”</text:span></text:p>
      <text:p text:style-name="P30"><text:span text:style-name="T8">-Agregue h1 al titulo del banner, ya que anteriormente tenia la etiqueta h2</text:span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9:18:02.997676227</meta:creation-date>
    <dc:date>2022-06-12T18:45:39.505852907</dc:date>
    <meta:editing-duration>PT7M37S</meta:editing-duration>
    <meta:editing-cycles>1</meta:editing-cycles>
    <meta:document-statistic meta:table-count="0" meta:image-count="0" meta:object-count="0" meta:page-count="2" meta:paragraph-count="35" meta:word-count="415" meta:character-count="2708" meta:non-whitespace-character-count="2327"/>
    <meta:generator>LibreOffice/6.4.7.2$Linux_X86_64 LibreOffice_project/40$Build-2</meta:generator>
  </office:meta>
</office:document-meta>
</file>